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2C000001731885EFDB88048739.png" manifest:media-type="image/png"/>
  <manifest:file-entry manifest:full-path="Pictures/10000201000006C1000001934575145CF25FAF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Verdana" svg:font-family="Verdana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Tahoma" svg:font-family="Tahoma, Lucidasans, 'Lucida Sans', 'Arial Unicode M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Bitstream Vera Sans3" svg:font-family="'Bitstream Vera San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2" style:family="table">
      <style:table-properties style:width="17.009cm" fo:margin-left="0cm" fo:margin-right="-0.007cm" table:align="margins"/>
    </style:style>
    <style:style style:name="Table2.A" style:family="table-column">
      <style:table-column-properties style:column-width="5.313cm" style:rel-column-width="20472*"/>
    </style:style>
    <style:style style:name="Table2.B" style:family="table-column">
      <style:table-column-properties style:column-width="11.696cm" style:rel-column-width="45063*"/>
    </style:style>
    <style:style style:name="Table2.A1" style:family="table-cell">
      <style:table-cell-properties fo:background-color="#ffff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contact" style:family="table">
      <style:table-properties style:width="17.002cm" table:align="margins" style:may-break-between-rows="false"/>
    </style:style>
    <style:style style:name="contact.A" style:family="table-column">
      <style:table-column-properties style:column-width="8.5cm" style:rel-column-width="32767*"/>
    </style:style>
    <style:style style:name="contact.B" style:family="table-column">
      <style:table-column-properties style:column-width="8.502cm" style:rel-column-width="32768*"/>
    </style:style>
    <style:style style:name="contact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tact.B1" style:family="table-cell">
      <style:table-cell-properties fo:background-color="#ffffcc" fo:padding="0.097cm" fo:border="0.05pt solid #000000">
        <style:background-image/>
      </style:table-cell-properties>
    </style:style>
    <style:style style:name="contact.A2" style:family="table-cell">
      <style:table-cell-properties fo:padding="0.097cm" fo:border-left="0.05pt solid #000000" fo:border-right="none" fo:border-top="none" fo:border-bottom="0.05pt solid #000000"/>
    </style:style>
    <style:style style:name="contact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00" style:font-name="Verdana" fo:font-size="8pt" fo:font-weight="normal" officeooo:paragraph-rsid="0006c02e" style:font-name-asian="Verdana1" style:font-size-asian="8pt" style:font-weight-asian="normal" style:font-name-complex="Verdana1" style:font-size-complex="8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00" style:font-name="Verdana" fo:font-size="8pt" fo:font-weight="normal" officeooo:rsid="0006c02e" officeooo:paragraph-rsid="0006c02e" style:font-name-asian="Verdana1" style:font-size-asian="8pt" style:font-weight-asian="normal" style:font-name-complex="Verdana1" style:font-size-complex="8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style:font-name="Verdana" fo:font-size="8pt" officeooo:paragraph-rsid="0006c02e" style:font-name-asian="Verdana1" style:font-size-asian="8pt" style:font-name-complex="Verdana1" style:font-size-complex="8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officeooo:paragraph-rsid="0006c02e"/>
    </style:style>
    <style:style style:name="P6" style:family="paragraph" style:parent-style-name="Standard">
      <style:paragraph-properties fo:margin-left="0cm" fo:margin-right="0cm" fo:margin-top="0cm" fo:margin-bottom="0.3cm" loext:contextual-spacing="false" fo:line-height="150%" fo:text-align="justify" style:justify-single-word="false" fo:orphans="0" fo:widows="0" fo:text-indent="0cm" style:auto-text-indent="false"/>
      <style:text-properties officeooo:paragraph-rsid="0006c02e"/>
    </style:style>
    <style:style style:name="P7" style:family="paragraph" style:parent-style-name="Standard" style:list-style-name="WWNum2">
      <style:paragraph-properties fo:margin-left="1.27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955f3"/>
    </style:style>
    <style:style style:name="P8" style:family="paragraph" style:parent-style-name="Standard" style:list-style-name="WWNum2">
      <style:paragraph-properties fo:margin-left="1.27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9" style:family="paragraph" style:parent-style-name="Standard" style:list-style-name="WWNum2">
      <style:paragraph-properties fo:margin-left="1.27cm" fo:margin-right="0cm" fo:margin-top="0cm" fo:margin-bottom="0cm" loext:contextual-spacing="true" fo:line-height="150%" fo:orphans="0" fo:widows="0" fo:text-indent="-0.635cm" style:auto-text-indent="false">
        <style:tab-stops>
          <style:tab-stop style:position="0cm"/>
        </style:tab-stops>
      </style:paragraph-properties>
      <style:text-properties style:font-name="Arial" fo:font-size="10.5pt" officeooo:paragraph-rsid="000955f3" style:font-name-asian="Arial2" style:font-size-asian="10.5pt" style:font-name-complex="Arial2" style:font-size-complex="10.5pt"/>
    </style:style>
    <style:style style:name="P10" style:family="paragraph" style:parent-style-name="Standard" style:list-style-name="WWNum2">
      <style:paragraph-properties fo:margin-left="1.905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11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  <style:text-properties style:font-name="Arial" fo:font-size="10.5pt" officeooo:paragraph-rsid="000955f3" style:font-name-asian="Arial2" style:font-size-asian="10.5pt" style:font-name-complex="Arial2" style:font-size-complex="10.5pt"/>
    </style:style>
    <style:style style:name="P12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text-align="start" style:justify-single-word="false" fo:orphans="0" fo:widows="0" fo:text-indent="-0.635cm" style:auto-text-indent="false">
        <style:tab-stops>
          <style:tab-stop style:position="0cm"/>
        </style:tab-stops>
      </style:paragraph-properties>
      <style:text-properties style:font-name="Arial" fo:font-size="10.5pt" officeooo:rsid="000a4096" officeooo:paragraph-rsid="000a4096" style:font-name-asian="Arial2" style:font-size-asian="10.5pt" style:font-name-complex="Arial2" style:font-size-complex="10.5pt"/>
    </style:style>
    <style:style style:name="P13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text-align="start" style:justify-single-word="false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a4096"/>
    </style:style>
    <style:style style:name="P14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955f3"/>
    </style:style>
    <style:style style:name="P15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16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 Unicode MS" fo:font-size="10.5pt" fo:font-style="normal" style:text-underline-style="none" fo:font-weight="normal" officeooo:paragraph-rsid="000955f3" style:font-name-asian="Arial Unicode MS1" style:font-size-asian="10.5pt" style:font-style-asian="normal" style:font-weight-asian="normal" style:font-name-complex="Arial Unicode MS1" style:font-size-complex="10.5pt"/>
    </style:style>
    <style:style style:name="P17" style:family="paragraph" style:parent-style-name="Standard" style:list-style-name="WWNum2">
      <style:paragraph-properties fo:margin-left="2.54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18" style:family="paragraph" style:parent-style-name="Standard" style:list-style-name="WWNum2">
      <style:paragraph-properties fo:margin-left="2.54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955f3"/>
    </style:style>
    <style:style style:name="P19" style:family="paragraph" style:parent-style-name="Standard" style:list-style-name="WWNum2">
      <style:paragraph-properties fo:margin-left="2.54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20" style:family="paragraph" style:parent-style-name="Standard" style:list-style-name="WWNum2">
      <style:paragraph-properties fo:margin-left="2.54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a4096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21" style:family="paragraph" style:parent-style-name="Standard" style:list-style-name="WWNum2">
      <style:paragraph-properties fo:margin-top="0cm" fo:margin-bottom="0.212cm" loext:contextual-spacing="false" fo:line-height="100%" fo:text-align="start" style:justify-single-word="false" fo:keep-together="auto" fo:orphans="0" fo:widows="0" fo:keep-with-next="auto">
        <style:tab-stops>
          <style:tab-stop style:position="0cm"/>
        </style:tab-stops>
      </style:paragraph-properties>
      <style:text-properties style:font-name="Arial" fo:font-size="10.5pt" officeooo:paragraph-rsid="000a4096" style:font-name-asian="Arial2" style:font-size-asian="10.5pt" style:font-name-complex="Arial2" style:font-size-complex="10.5pt"/>
    </style:style>
    <style:style style:name="T1" style:family="text">
      <style:text-properties style:font-name="Bitstream Vera Sans2" style:font-name-asian="Bitstream Vera Sans2" style:font-name-complex="Bitstream Vera Sans2"/>
    </style:style>
    <style:style style:name="T2" style:family="text">
      <style:text-properties officeooo:rsid="00057127"/>
    </style:style>
    <style:style style:name="T3" style:family="text">
      <style:text-properties style:font-name="Verdana" fo:font-size="8pt" style:font-name-asian="Verdana1" style:font-size-asian="8pt" style:font-name-complex="Verdana1" style:font-size-complex="8pt"/>
    </style:style>
    <style:style style:name="T4" style:family="text">
      <style:text-properties style:font-name="Verdana" fo:font-size="10pt" style:font-name-asian="Verdana1" style:font-size-asian="10pt" style:font-name-complex="Verdana1" style:font-size-complex="10pt"/>
    </style:style>
    <style:style style:name="T5" style:family="text">
      <style:text-properties fo:color="#000000" style:font-name="Verdana" fo:font-size="8pt" fo:font-weight="normal" style:font-name-asian="Verdana1" style:font-size-asian="8pt" style:font-weight-asian="normal" style:font-name-complex="Verdana1" style:font-size-complex="8pt"/>
    </style:style>
    <style:style style:name="T6" style:family="text">
      <style:text-properties fo:color="#000000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T7" style:family="text">
      <style:text-properties fo:color="#000000" style:font-name="Verdana" fo:font-size="10pt" fo:font-weight="normal" officeooo:rsid="000a4096" style:font-name-asian="Verdana1" style:font-size-asian="10pt" style:font-weight-asian="normal" style:font-name-complex="Verdana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font-name-asian="Arial2" style:font-size-asian="10.5pt" style:font-style-asian="normal" style:font-weight-asian="normal" style:font-name-complex="Arial2" style:font-size-complex="10.5pt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font-style-asian="normal" style:font-weight-asian="normal"/>
    </style:style>
    <style:style style:name="T10" style:family="text">
      <style:text-properties style:font-name="Arial" fo:font-size="10.5pt" style:font-name-asian="Arial2" style:font-size-asian="10.5pt" style:font-name-complex="Arial2" style:font-size-complex="10.5pt"/>
    </style:style>
    <style:style style:name="T11" style:family="text">
      <style:text-properties style:font-name="Arial" fo:font-size="10.5pt" officeooo:rsid="000a4096" style:font-name-asian="Arial2" style:font-size-asian="10.5pt" style:font-name-complex="Arial2" style:font-size-complex="10.5pt"/>
    </style:style>
    <style:style style:name="T12" style:family="text">
      <style:text-properties style:font-name="Arial" fo:font-size="10.5pt" officeooo:rsid="000aa2eb" style:font-name-asian="Arial2" style:font-size-asian="10.5pt" style:font-name-complex="Arial2" style:font-size-complex="10.5pt"/>
    </style:style>
    <style:style style:name="T13" style:family="text">
      <style:text-properties officeooo:rsid="000d48c0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_5f_title">Customer Requirements Specification</text:p>
      <text:p text:style-name="title_5f_title">(Lastenheft)</text:p>
      <text:p text:style-name="title_5f_subject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5f_heading">Project</text:p>
          </table:table-cell>
          <table:covered-table-cell/>
        </table:table-row>
        <table:table-row>
          <table:table-cell table:style-name="Table2.A2" office:value-type="string">
            <text:p text:style-name="table_5f_text">Name</text:p>
          </table:table-cell>
          <table:table-cell table:style-name="Table2.B2" office:value-type="string">
            <text:p text:style-name="P2">Ideen-Website</text:p>
          </table:table-cell>
        </table:table-row>
        <table:table-row>
          <table:table-cell table:style-name="Table2.A7" office:value-type="string">
            <text:p text:style-name="table_5f_text">Portal (Sourceforge etc.)</text:p>
          </table:table-cell>
          <table:table-cell table:style-name="Table2.B7" office:value-type="string">
            <text:p text:style-name="P4">GitHub</text:p>
          </table:table-cell>
        </table:table-row>
        <table:table-row>
          <table:table-cell table:style-name="Table2.A7" office:value-type="string">
            <text:p text:style-name="table_5f_text">Technologies (Language etc.)</text:p>
          </table:table-cell>
          <table:table-cell table:style-name="Table2.B7" office:value-type="string">
            <text:p text:style-name="P5"><text:span text:style-name="T3">HTML, CSS, </text:span><text:span text:style-name="T5">JavaScript, Java</text:span></text:p>
          </table:table-cell>
        </table:table-row>
        <table:table-row>
          <table:table-cell table:style-name="Table2.A7" office:value-type="string">
            <text:p text:style-name="table_5f_text">Persistence (DBMS, XML etc.)</text:p>
          </table:table-cell>
          <table:table-cell table:style-name="Table2.B7" office:value-type="string">
            <text:p text:style-name="P4">NoSQL</text:p>
          </table:table-cell>
        </table:table-row>
        <table:table-row>
          <table:table-cell table:style-name="Table2.A7" office:value-type="string">
            <text:p text:style-name="table_5f_text">Copyright</text:p>
          </table:table-cell>
          <table:table-cell table:style-name="Table2.B7" office:value-type="string">
            <text:p text:style-name="table_5f_text">Held by the developer of the corresponding module</text:p>
          </table:table-cell>
        </table:table-row>
        <table:table-row>
          <table:table-cell table:style-name="Table2.A7" office:value-type="string">
            <text:p text:style-name="table_5f_text">Licence (GNU GPL, FDL, BSD etc.)</text:p>
          </table:table-cell>
          <table:table-cell table:style-name="Table2.B7" office:value-type="string">
            <text:p text:style-name="table_5f_text">BSD 3-clause Clear License </text:p>
          </table:table-cell>
        </table:table-row>
      </table:table>
      <text:h text:style-name="heading_5f_1" text:outline-level="1">Objective (Zielstellung)</text:h>
      <text:p text:style-name="P6"><text:span text:style-name="T6">Es handelt sich um eine Webs</text:span><text:span text:style-name="T7">e</text:span><text:span text:style-name="T6">ite, auf welcher Ideengeber ihre Ideen veröffentlich</text:span><text:span text:style-name="T4">en.</text:span><text:span text:style-name="T6"> Diese Ideen können anschließend bewertet werden. Dies soll Unternehmen/Ideensuchern helfen, die auf der Suche nach guten Ideen sind. Sie können die Idee aufnehmen und umsetzen und haben die Möglichkeit den Ideengeber zu honorieren.</text:span></text:p>
      <text:h text:style-name="heading_5f_1" text:outline-level="1">Requirements (Anforderungen)</text:h>
      <text:list xml:id="list1474266253881304401" text:style-name="WWNum2">
        <text:list-item>
          <text:p text:style-name="P7"><text:span text:style-name="T8">Nutze</text:span><text:span text:style-name="T10">rtypen:</text:span></text:p>
          <text:list>
            <text:list-item>
              <text:p text:style-name="P10">Ideengeber:</text:p>
              <text:list>
                <text:list-item>
                  <text:p text:style-name="P17">kann seine Ideen veröffentlichen (Name, Kurzbeschreibung, Langbeschreibung)</text:p>
                </text:list-item>
                <text:list-item>
                  <text:p text:style-name="P18"><text:span text:style-name="T8">hat Profil mit E-Mail-Adresse, die </text:span><text:span text:style-name="T10">andere Nutzer einsehen können</text:span></text:p>
                </text:list-item>
              </text:list>
            </text:list-item>
            <text:list-item>
              <text:p text:style-name="P11">Unternehmer/Follower/Umsetzer:</text:p>
              <text:list>
                <text:list-item>
                  <text:p text:style-name="P19">können Interesse an einzelnen Ideen bekunden</text:p>
                </text:list-item>
                <text:list-item>
                  <text:p text:style-name="P20">Kontaktmöglichkeit zur Honorierung von Ideen bereitstellen</text:p>
                </text:list-item>
              </text:list>
            </text:list-item>
            <text:list-item>
              <text:p text:style-name="P11">Bewerter:</text:p>
            </text:list-item>
          </text:list>
        </text:list-item>
        <text:list-item>
          <text:p text:style-name="P21"><text:span text:style-name="T9">Bewertung der Ideen anhand ihrer Langbeschreibun</text:span>g</text:p>
          <text:list>
            <text:list-item>
              <text:p text:style-name="P12">nur eine Rolle <text:span text:style-name="T13">(Ideengeber) mit eigenen Rechten zur Verwaltung der eigenen Ideen</text:span></text:p>
            </text:list-item>
            <text:list-item>
              <text:p text:style-name="P13"><text:span text:style-name="T11">Authentifizierung durch Login → Registrierung notwendi</text:span><text:span text:style-name="T12">g</text:span><text:span text:style-name="T10"> <text:s text:c="12"/></text:span></text:p>
            </text:list-item>
          </text:list>
        </text:list-item>
        <text:list-item>
          <text:p text:style-name="P8"><text:bookmark text:name="30j0zll"/>Präsentation der Ideen:</text:p>
          <text:list>
            <text:list-item>
              <text:p text:style-name="P15">werden in Kategorien eingeordnet</text:p>
            </text:list-item>
            <text:list-item>
              <text:p text:style-name="P15">Anzeige der Ideen in den Gruppen “hot (besonders gut bewertet), fresh (neu), trending (relativ neu aber auf dem Weg nach oben)</text:p>
            </text:list-item>
            <text:list-item>
              <text:p text:style-name="P14"><text:span text:style-name="T8">Bewertung</text:span><text:span text:style-name="T10"> der Idee (Like-Button)</text:span></text:p>
            </text:list-item>
          </text:list>
        </text:list-item>
        <text:list-item>
          <text:p text:style-name="P8">Eingabe der Idee:</text:p>
          <text:list>
            <text:list-item>
              <text:p text:style-name="P15">Ideen können gelöscht werden</text:p>
            </text:list-item>
            <text:list-item>
              <text:p text:style-name="P16">können verändert werden, solange sie nicht veröffentlicht sind → Schutz vor Missbrauch von hoch bewerteten Ideen</text:p>
            </text:list-item>
          </text:list>
        </text:list-item>
        <text:list-item>
          <text:p text:style-name="P8">Datenverwaltung (Back-end)</text:p>
        </text:list-item>
        <text:list-item>
          <text:p text:style-name="P9">Internationalisierung und Lokalisation: Englisch, Deutsch</text:p>
        </text:list-item>
      </text:list>
      <text:h text:style-name="heading_5f_1" text:outline-level="1"><text:soft-page-break/>Contact (Kontaktinformationen)</text:h>
      <table:table table:name="contact" table:style-name="contact">
        <table:table-column table:style-name="contact.A"/>
        <table:table-column table:style-name="contact.B"/>
        <table:table-row>
          <table:table-cell table:style-name="contact.A1" office:value-type="string">
            <text:p text:style-name="table_5f_heading">Principal</text:p>
          </table:table-cell>
          <table:table-cell table:style-name="contact.B1" office:value-type="string">
            <text:p text:style-name="table_5f_heading">Contractor</text:p>
          </table:table-cell>
        </table:table-row>
        <table:table-row>
          <table:table-cell table:style-name="contact.A2" office:value-type="string">
            <text:p text:style-name="table_5f_text"><text:span text:style-name="T2">Prof. </text:span>Dr.-Ing. Christian Heller</text:p>
            <text:p text:style-name="table_5f_text">Berufsakademie Sachsen</text:p>
            <text:p text:style-name="table_5f_text">Staatliche Studienakademie Leipzig</text:p>
            <text:p text:style-name="table_5f_text">Schönauer Straße 113 a</text:p>
            <text:p text:style-name="table_5f_text">04207 Leipzig</text:p>
            <text:p text:style-name="table_5f_text">fon: +49-341-42743-415</text:p>
            <text:p text:style-name="table_5f_text">fax: +49-341-42743-331</text:p>
            <text:p text:style-name="table_5f_text">christian.heller@ba-leipzig.de</text:p>
          </table:table-cell>
          <table:table-cell table:style-name="contact.B2" office:value-type="string">
            <text:p text:style-name="P2">Georg Andrássy</text:p>
            <text:p text:style-name="P2">Florian Aurich</text:p>
            <text:p text:style-name="P2">Roland Knobloch</text:p>
            <text:p text:style-name="P2">Stefan Lerm</text:p>
            <text:p text:style-name="P2">Angela Stöckert</text:p>
            <text:p text:style-name="P3">André Nold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Verdana" svg:font-family="Verdana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Tahoma" svg:font-family="Tahoma, Lucidasans, 'Lucida Sans', 'Arial Unicode M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Bitstream Vera Sans3" svg:font-family="'Bitstream Vera San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3" style:font-size-asian="12pt" style:language-asian="en" style:country-asian="GB" style:font-name-complex="Bitstream Vera Sans3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3" style:font-size-asian="12pt" style:language-asian="en" style:country-asian="GB" style:font-name-complex="Bitstream Vera Sans3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3" style:font-family-asian="'Bitstream Vera Sans'" style:font-family-generic-asian="system" style:font-pitch-asian="variable" style:font-size-asian="14pt" style:font-name-complex="Bitstream Vera Sans3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Nimbus Roman No9 L" fo:font-family="'Nimbus Roman No9 L'" style:font-family-generic="roman" style:font-pitch="variable" fo:font-size="7pt" fo:font-weight="bold" style:font-name-asian="Bitstream Vera Sans3" style:font-family-asian="'Bitstream Vera Sans'" style:font-family-generic-asian="system" style:font-pitch-asian="variable" style:font-size-asian="7pt" style:font-weight-asian="bold" style:font-name-complex="Bitstream Vera Sans3" style:font-family-complex="'Bitstream Vera Sans'" style:font-family-generic-complex="system" style:font-pitch-complex="variable" style:font-size-complex="7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tandard" style:family="paragraph">
      <style:paragraph-properties style:text-autospace="none"/>
      <style:text-properties fo:color="#000000" style:font-name="DejaVu Sans" fo:font-family="'DejaVu Sans'" style:font-style-name="Book" style:font-family-generic="swiss" style:font-pitch="variable" fo:font-size="10pt"/>
    </style:style>
    <style:style style:name="title_5f_title" style:display-name="title_title" style:family="paragraph" style:parent-style-name="standard" style:next-style-name="title_5f_subject" style:master-page-name="">
      <style:paragraph-properties fo:margin-top="0cm" fo:margin-bottom="0cm" loext:contextual-spacing="false" fo:text-align="center" style:justify-single-word="false" style:page-number="auto"/>
      <style:text-properties fo:color="#000000" fo:font-size="18pt" fo:font-weight="bold" style:font-size-asian="40pt" style:font-weight-asian="bold" style:font-size-complex="40pt" style:font-weight-complex="bold"/>
    </style:style>
    <style:style style:name="title_5f_author" style:display-name="title_author" style:family="paragraph" style:parent-style-name="standard" style:next-style-name="standard">
      <style:paragraph-properties fo:margin-top="0.499cm" fo:margin-bottom="0.499cm" loext:contextual-spacing="false" fo:text-align="center" style:justify-single-word="false"/>
      <style:text-properties fo:font-size="8pt"/>
    </style:style>
    <style:style style:name="title_5f_organisation" style:display-name="title_organisation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style:font-name="DejaVu Sans" fo:font-family="'DejaVu Sans'" style:font-style-name="Book" style:font-family-generic="swiss" style:font-pitch="variable" fo:font-size="14pt" fo:font-weight="normal" style:font-size-asian="28pt" style:font-size-complex="28pt"/>
    </style:style>
    <style:style style:name="standard_5f_header" style:display-name="standard_header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8080" fo:font-size="14pt" style:font-size-asian="14pt" style:font-size-complex="14pt"/>
    </style:style>
    <style:style style:name="standard_5f_highlighted" style:display-name="standard_highlighted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3333" fo:font-weight="bold" style:font-weight-asian="bold" style:font-weight-complex="bold"/>
    </style:style>
    <style:style style:name="standard_5f_frame_5f_highlighted" style:display-name="standard_frame_highlighted" style:family="paragraph" style:parent-style-name="standard">
      <style:paragraph-properties fo:margin-left="0.101cm" fo:margin-right="0cm" fo:text-align="center" style:justify-single-word="false" fo:text-indent="0cm" style:auto-text-indent="false"/>
    </style:style>
    <style:style style:name="standard_5f_box" style:display-name="standard_box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standard_5f_background" style:display-name="standard_background" style:family="paragraph">
      <style:paragraph-properties fo:text-align="center" style:justify-single-word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standard_5f_label" style:display-name="standard_label" style:family="paragraph">
      <style:paragraph-properties fo:text-align="center" style:justify-single-word="false" style:text-autospace="none"/>
      <style:text-properties fo:color="#ffffcc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standard_5f_arrow" style:display-name="standard_arrow" style:family="paragraph" style:parent-style-name="standard_5f_line"/>
    <style:style style:name="standard_5f_line" style:display-name="standard_line" style:family="paragraph">
      <style:paragraph-properties fo:text-align="center" style:justify-single-word="false" style:text-autospace="none"/>
      <style:text-properties style:font-name="Helvetica" fo:font-family="Helvetica" style:font-family-generic="swiss" style:font-pitch="variable" fo:font-weight="normal" style:font-name-asian="Helvetica" style:font-family-asian="Helvetica" style:font-family-generic-asian="swiss" style:font-pitch-asian="variable" style:font-weight-asian="normal" style:font-name-complex="Helvetica" style:font-family-complex="Helvetica" style:font-family-generic-complex="swiss" style:font-pitch-complex="variable" style:font-weight-complex="normal"/>
    </style:style>
    <style:style style:name="standard_5f_focus" style:display-name="standard_focus" style:family="paragraph" style:parent-style-name="standard_5f_highlighted">
      <style:text-properties fo:font-weight="normal" style:font-weight-asian="normal" style:font-weight-complex="normal"/>
    </style:style>
    <style:style style:name="uml_5f_class_5f_name" style:display-name="uml_class_name" style:family="paragraph" style:parent-style-name="standard_5f_box">
      <style:text-properties fo:font-size="16pt" fo:font-weight="bold" style:font-size-asian="16pt" style:font-weight-asian="bold" style:font-size-complex="16pt" style:font-weight-complex="bold"/>
    </style:style>
    <style:style style:name="uml_5f_association" style:display-name="uml_association" style:family="paragraph" style:parent-style-name="standard_5f_line"/>
    <style:style style:name="uml_5f_label" style:display-name="uml_label" style:family="paragraph" style:parent-style-name="standard_5f_label">
      <style:paragraph-properties fo:margin-left="0cm" fo:margin-right="0cm" fo:margin-top="0cm" fo:margin-bottom="0cm" loext:contextual-spacing="false" style:line-height-at-least="0.353cm" fo:text-indent="0cm" style:auto-text-indent="false"/>
      <style:text-properties style:font-name="Tahoma" fo:font-family="Tahoma, Lucidasans, 'Lucida Sans', 'Arial Unicode MS'" style:font-family-generic="swiss" style:font-pitch="variable" fo:font-size="16pt" fo:letter-spacing="normal" style:letter-kerning="false" style:font-name-asian="Tahoma" style:font-family-asian="Tahoma, Lucidasans, 'Lucida Sans', 'Arial Unicode MS'" style:font-family-generic-asian="swiss" style:font-pitch-asian="variable" style:font-size-asian="16pt" style:font-name-complex="Tahoma" style:font-family-complex="Tahoma, Lucidasans, 'Lucida Sans', 'Arial Unicode MS'" style:font-family-generic-complex="swiss" style:font-pitch-complex="variable" style:font-size-complex="16pt"/>
    </style:style>
    <style:style style:name="uml_5f_dependency" style:display-name="uml_dependency" style:family="paragraph" style:parent-style-name="uml_5f_association"/>
    <style:style style:name="uml_5f_comment" style:display-name="uml_comment" style:family="paragraph" style:parent-style-name="standard_5f_box">
      <style:paragraph-properties fo:text-align="start" style:justify-single-word="false"/>
      <style:text-properties fo:font-size="16pt" style:font-size-asian="16pt" style:font-size-complex="16pt"/>
    </style:style>
    <style:style style:name="uml_5f_package" style:display-name="uml_package" style:family="paragraph" style:parent-style-name="standard_5f_box">
      <style:text-properties fo:font-size="16pt" fo:font-weight="bold" style:font-size-asian="16pt" style:font-weight-asian="bold" style:font-size-complex="16pt" style:font-weight-complex="bold"/>
    </style:style>
    <style:style style:name="uml_5f_member" style:display-name="uml_member" style:family="paragraph" style:parent-style-name="standard_5f_box">
      <style:paragraph-properties fo:text-align="start" style:justify-single-word="false"/>
      <style:text-properties fo:font-size="16pt" style:font-size-asian="16pt" style:font-size-complex="16pt"/>
    </style:style>
    <style:style style:name="uml_5f_directed_5f_dependency" style:display-name="uml_directed_dependency" style:family="paragraph" style:parent-style-name="uml_5f_dependency"/>
    <style:style style:name="uml_5f_package_5f_dependency" style:display-name="uml_package_dependency" style:family="paragraph" style:parent-style-name="uml_5f_directed_5f_dependency"/>
    <style:style style:name="uml_5f_black_5f_font_5f_bold_5f_label" style:display-name="uml_black_font_bold_label" style:family="paragraph" style:parent-style-name="uml_5f_label">
      <style:text-properties fo:color="#000000" fo:font-weight="bold" style:font-weight-asian="bold" style:font-weight-complex="bold"/>
    </style:style>
    <style:style style:name="uml_5f_inheritance" style:display-name="uml_inheritance" style:family="paragraph" style:parent-style-name="standard_5f_arrow"/>
    <style:style style:name="uml_5f_inheritance_5f_cover" style:display-name="uml_inheritance_cover" style:family="paragraph" style:parent-style-name="standard_5f_arrow"/>
    <style:style style:name="uml_5f_bidirectional_5f_dependency" style:display-name="uml_bidirectional_dependency" style:family="paragraph" style:parent-style-name="uml_5f_directed_5f_dependency"/>
    <style:style style:name="uml_5f_bidirectional_5f_role" style:display-name="uml_bidirectional_role" style:family="paragraph" style:parent-style-name="uml_5f_role"/>
    <style:style style:name="uml_5f_role" style:display-name="uml_role" style:family="paragraph" style:parent-style-name="uml_5f_association"/>
    <style:style style:name="uml_5f_abstract_5f_class_5f_name" style:display-name="uml_abstract_class_name" style:family="paragraph" style:parent-style-name="uml_5f_class_5f_name">
      <style:text-properties fo:font-style="italic" style:font-style-asian="italic" style:font-style-complex="italic"/>
    </style:style>
    <style:style style:name="uml_5f_abstract_5f_method" style:display-name="uml_abstract_method" style:family="paragraph" style:parent-style-name="uml_5f_member">
      <style:text-properties fo:font-style="italic" style:font-style-asian="italic" style:font-style-complex="italic"/>
    </style:style>
    <style:style style:name="uml_5f_comment_5f_dependency" style:display-name="uml_comment_dependency" style:family="paragraph" style:parent-style-name="uml_5f_dependency"/>
    <style:style style:name="summary_5f_text" style:display-name="summary_text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text-indent="0cm" style:auto-text-indent="false"/>
      <style:text-properties fo:color="#ffffcc" style:text-outline="false" style:text-line-through-style="none" style:text-line-through-type="none" style:font-name="Tahoma" fo:font-family="Tahoma, Lucidasans, 'Lucida Sans', 'Arial Unicode MS'" style:font-family-generic="swiss" style:font-pitch="variable" fo:font-size="24pt" fo:letter-spacing="normal" fo:font-style="normal" fo:text-shadow="none" style:text-underline-style="none" style:letter-kerning="false" style:font-name-asian="Tahoma" style:font-family-asian="Tahoma, Lucidasans, 'Lucida Sans', 'Arial Unicode MS'" style:font-family-generic-asian="swiss" style:font-pitch-asian="variable" style:font-size-asian="24pt" style:font-style-asian="normal" style:font-name-complex="Tahoma" style:font-family-complex="Tahoma, Lucidasans, 'Lucida Sans', 'Arial Unicode MS'" style:font-family-generic-complex="swiss" style:font-pitch-complex="variable" style:font-size-complex="24pt" style:font-style-complex="normal" style:text-emphasize="none"/>
    </style:style>
    <style:style style:name="title_5f_subject" style:display-name="title_subject" style:family="paragraph" style:parent-style-name="standard" style:next-style-name="title_5f_author" style:master-page-name="">
      <style:paragraph-properties fo:margin-top="0cm" fo:margin-bottom="0cm" loext:contextual-spacing="false" fo:text-align="center" style:justify-single-word="false" style:page-number="auto"/>
      <style:text-properties fo:font-size="18pt" fo:font-style="oblique" fo:font-weight="bold"/>
    </style:style>
    <style:style style:name="table_5f_heading" style:display-name="table_heading" style:family="paragraph" style:parent-style-name="standard" style:next-style-name="table_5f_text" style:class="extra" style:master-page-name="">
      <loext:graphic-properties draw:fill="solid" draw:fill-color="#ffffcc" draw:opacity="100%"/>
      <style:paragraph-properties style:page-number="auto" fo:background-color="#ffffcc"/>
      <style:text-properties fo:color="#000000" fo:font-size="8pt" fo:font-weight="bold"/>
    </style:style>
    <style:style style:name="table_5f_text" style:display-name="table_text" style:family="paragraph" style:parent-style-name="standard" style:master-page-name="">
      <style:paragraph-properties fo:text-align="justify" style:justify-single-word="false" style:page-number="auto"/>
      <style:text-properties fo:font-size="8pt"/>
    </style:style>
    <style:style style:name="heading_5f_1" style:display-name="heading_1" style:family="paragraph" style:parent-style-name="standard" style:next-style-name="text" style:default-outline-level="1">
      <style:paragraph-properties fo:margin-top="0.4cm" fo:margin-bottom="0.199cm" loext:contextual-spacing="false"/>
      <style:text-properties fo:color="#000000" fo:font-size="12pt" fo:font-weight="bold"/>
    </style:style>
    <style:style style:name="footer" style:family="paragraph" style:parent-style-name="standard" style:master-page-name="">
      <style:paragraph-properties style:page-number="auto" style:shadow="none">
        <style:tab-stops/>
      </style:paragraph-properties>
      <style:text-properties fo:font-size="6pt"/>
    </style:style>
    <style:style style:name="standard_5f_figure" style:display-name="standard_figure" style:family="paragraph" style:parent-style-name="standard" style:master-page-name="">
      <style:paragraph-properties fo:margin-top="0cm" fo:margin-bottom="0cm" loext:contextual-spacing="false" style:page-number="auto" style:shadow="none"/>
      <style:text-properties fo:color="#000000" fo:font-style="obliqu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4pt" style:font-style-asian="normal" style:font-weight-asian="normal" style:font-name-complex="DejaVu Sans1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4pt" style:font-style-asian="normal" style:font-weight-asian="normal" style:font-name-complex="DejaVu Sans1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slide_5f_number_5f_background" style:display-name="slide_number_background" style:family="paragraph" style:parent-style-name="standard">
      <style:paragraph-properties fo:text-align="center" style:justify-single-word="false"/>
      <style:text-properties style:font-name="DejaVu Sans1" fo:font-family="'DejaVu Sans'" style:font-family-generic="swiss" style:font-pitch="variable" style:font-name-asian="DejaVu Sans1" style:font-family-asian="'DejaVu Sans'" style:font-family-generic-asian="swiss" style:font-pitch-asian="variable" style:font-name-complex="DejaVu Sans1" style:font-family-complex="'DejaVu Sans'" style:font-family-generic-complex="swiss" style:font-pitch-complex="variable"/>
    </style:style>
    <style:style style:name="slide_5f_number" style:display-name="slide_number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1" fo:font-family="'DejaVu Sans'" style:font-family-generic="swiss" style:font-pitch="variable" fo:font-size="24pt" style:font-name-asian="DejaVu Sans1" style:font-family-asian="'DejaVu Sans'" style:font-family-generic-asian="swiss" style:font-pitch-asian="variable" style:font-size-asian="24pt" style:font-name-complex="DejaVu Sans1" style:font-family-complex="'DejaVu Sans'" style:font-family-generic-complex="swiss" style:font-pitch-complex="variable" style:font-size-complex="24pt"/>
    </style:style>
    <style:style style:name="title" style:family="paragraph" style:parent-style-name="standard">
      <style:paragraph-properties fo:text-align="center" style:justify-single-word="false"/>
      <style:text-properties fo:color="#0000ff" fo:font-size="40pt" fo:font-weight="bold" style:font-size-asian="40pt" style:font-weight-asian="bold" style:font-size-complex="40pt" style:font-weight-complex="bold"/>
    </style:style>
    <style:style style:name="author" style:family="paragraph" style:parent-style-name="standard">
      <style:paragraph-properties fo:text-align="center" style:justify-single-word="false"/>
    </style:style>
    <style:style style:name="slide_5f_footer" style:display-name="slide_footer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organisation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heading" style:family="paragraph" style:parent-style-name="standard">
      <style:text-properties fo:color="#0000ff" fo:font-size="28pt" style:font-size-asian="28pt" style:font-size-complex="28pt"/>
    </style:style>
    <style:style style:name="header" style:family="paragraph" style:parent-style-name="standard" style:master-page-name="">
      <style:paragraph-properties fo:margin-left="0cm" fo:margin-right="0cm" fo:margin-top="1cm" fo:margin-bottom="0cm" loext:contextual-spacing="false" fo:text-align="center" style:justify-single-word="false" fo:text-indent="0cm" style:auto-text-indent="false" style:page-number="auto"/>
      <style:text-properties fo:color="#808080" fo:font-size="6pt" style:font-size-asian="14pt" style:font-size-complex="14pt"/>
    </style:style>
    <style:style style:name="slide_5f_footer_5f_separator" style:display-name="slide_footer_separator" style:family="paragraph" style:parent-style-name="standard">
      <style:paragraph-properties fo:text-align="center" style:justify-single-word="false"/>
    </style:style>
    <style:style style:name="source_5f_code" style:display-name="source_code" style:family="paragraph" style:parent-style-name="standard">
      <style:paragraph-properties fo:margin-left="0cm" fo:margin-right="0cm" fo:text-indent="0cm" style:auto-text-indent="false"/>
      <style:text-properties style:font-name="DejaVu Sans Mono" fo:font-family="'DejaVu Sans Mono'" style:font-family-generic="modern" style:font-pitch="fixed" fo:font-size="14pt" style:font-name-asian="DejaVu Sans Mono" style:font-family-asian="'DejaVu Sans Mono'" style:font-family-generic-asian="modern" style:font-pitch-asian="fixed" style:font-size-asian="14pt" style:font-name-complex="DejaVu Sans Mono" style:font-family-complex="'DejaVu Sans Mono'" style:font-family-generic-complex="modern" style:font-pitch-complex="fixed" style:font-size-complex="14pt"/>
    </style:style>
    <style:style style:name="text" style:family="paragraph" style:parent-style-name="standard">
      <style:paragraph-properties fo:margin-left="0cm" fo:margin-right="0cm" fo:margin-top="0cm" fo:margin-bottom="0.3cm" loext:contextual-spacing="false" fo:line-height="150%" fo:text-align="justify" style:justify-single-word="false" fo:text-indent="0cm" style:auto-text-indent="false"/>
    </style:style>
    <style:style style:name="schedule_5f_bracket" style:display-name="schedule_bracket" style:family="paragraph" style:parent-style-name="standard_5f_highlighted">
      <style:text-properties fo:font-size="96pt" style:font-size-asian="96pt" style:font-size-complex="96pt"/>
    </style:style>
    <style:style style:name="literature_5f_list" style:display-name="literature_list" style:family="paragraph" style:parent-style-name="slide_5f_number">
      <style:paragraph-properties fo:margin-left="1cm" fo:margin-right="0cm" fo:margin-top="0cm" fo:margin-bottom="0cm" loext:contextual-spacing="false" style:line-height-at-least="0.353cm" fo:text-align="start" style:justify-single-word="false" fo:text-indent="-1cm" style:auto-text-indent="false">
        <style:tab-stops/>
      </style:paragraph-properties>
      <style:text-properties style:text-outline="false" style:text-line-through-style="none" style:text-line-through-type="none" fo:letter-spacing="normal" fo:text-shadow="none" style:text-underline-style="none" style:letter-kerning="false" style:text-emphasize="none"/>
    </style:style>
    <style:style style:name="examination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3333" fo:font-size="96pt" fo:font-weight="bold" style:font-size-asian="96pt" style:font-weight-asian="bold" style:font-size-complex="96pt" style:font-weight-complex="bold"/>
    </style:style>
    <style:style style:name="abbreviations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falsifying_5f_array_5f_name" style:display-name="falsifying_array_name" style:family="paragraph">
      <style:paragraph-properties fo:margin-left="1.199cm" fo:margin-right="0cm" fo:text-indent="-0.6cm" style:auto-text-indent="false" style:text-autospace="none"/>
      <style:text-properties fo:color="#0000ff" style:font-name="Helvetica" fo:font-family="Helvetica" style:font-family-generic="swiss" style:font-pitch="variable" fo:font-size="28pt" fo:text-shadow="none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falsifying_5f_array" style:display-name="falsifying_array" style:family="paragraph">
      <style:paragraph-properties style:text-autospace="none"/>
      <style:text-properties fo:color="#0000ff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falsifying_5f_arrow" style:display-name="falsifying_arrow" style:family="paragraph">
      <style:paragraph-properties style:text-autospace="none"/>
    </style:style>
    <style:style style:name="class_5f_name" style:display-name="class_name" style:family="paragraph" style:parent-style-name="standard_5f_label">
      <style:text-properties fo:font-weight="bold" style:font-weight-asian="bold" style:font-weight-complex="bold"/>
    </style:style>
    <style:style style:name="class_5f_member" style:display-name="class_member" style:family="paragraph" style:parent-style-name="standard_5f_label">
      <style:paragraph-properties fo:text-align="start" style:justify-single-word="false"/>
      <style:text-properties fo:font-size="24pt" style:font-size-asian="24pt" style:font-size-complex="24pt"/>
    </style:style>
    <style:style style:name="falsifying_5f_array_5f_element" style:display-name="falsifying_array_element" style:family="paragraph" style:parent-style-name="falsifying_5f_array_5f_name">
      <style:paragraph-properties fo:text-align="start" style:justify-single-word="false"/>
      <style:text-properties fo:color="#000000" fo:font-size="24pt" style:font-size-asian="24pt" style:font-size-complex="24pt"/>
    </style:style>
    <style:style style:name="falsifying_5f_highlight_5f_box" style:display-name="falsifying_highlight_box" style:family="paragraph" style:parent-style-name="standard_5f_box"/>
    <style:style style:name="falsifying_5f_cover_5f_box" style:display-name="falsifying_cover_box" style:family="paragraph" style:parent-style-name="standard_5f_box"/>
    <style:style style:name="art_5f_concept" style:display-name="art_concept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art_5f_name" style:display-name="art_name" style:family="paragraph">
      <style:paragraph-properties fo:text-align="center" style:justify-single-word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art_5f_arrow" style:display-name="art_arrow" style:family="paragraph" style:parent-style-name="art_5f_line"/>
    <style:style style:name="art_5f_line" style:display-name="art_line" style:family="paragraph" style:parent-style-name="standard_5f_line">
      <style:text-properties style:font-name="Helvetica" fo:font-family="Helvetica" style:font-family-generic="swiss" style:font-pitch="variable" fo:font-weight="normal" style:font-name-asian="Helvetica" style:font-family-asian="Helvetica" style:font-family-generic-asian="swiss" style:font-pitch-asian="variable" style:font-weight-asian="normal" style:font-name-complex="Helvetica" style:font-family-complex="Helvetica" style:font-family-generic-complex="swiss" style:font-pitch-complex="variable" style:font-weight-complex="normal"/>
    </style:style>
    <style:style style:name="art_5f_label" style:display-name="art_label" style:family="paragraph" style:parent-style-name="standard_5f_label"/>
    <style:style style:name="standard_5f_frame" style:display-name="standard_frame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family="Helvetica" style:font-family-generic="swiss" style:font-pitch="variable" fo:font-size="24pt" fo:font-weight="normal" style:font-name-asian="Helvetica" style:font-family-asian="Helvetica" style:font-family-generic-asian="swiss" style:font-pitch-asian="variable" style:font-size-asian="24pt" style:font-weight-asian="normal" style:font-name-complex="Helvetica" style:font-family-complex="Helvetica" style:font-family-generic-complex="swiss" style:font-pitch-complex="variable" style:font-size-complex="24pt" style:font-weight-complex="normal"/>
    </style:style>
    <style:style style:name="rim_5f_entity" style:display-name="rim_entity" style:family="paragraph" style:parent-style-name="rim_5f_legend_5f_item"/>
    <style:style style:name="rim_5f_legend_5f_item" style:display-name="rim_legend_item" style:family="paragraph" style:parent-style-name="standard_5f_box"/>
    <style:style style:name="rim_5f_role" style:display-name="rim_role" style:family="paragraph" style:parent-style-name="rim_5f_legend_5f_item"/>
    <style:style style:name="rim_5f_role_5f_role" style:display-name="rim_role_role" style:family="paragraph" style:parent-style-name="rim_5f_legend_5f_item"/>
    <style:style style:name="rim_5f_finance" style:display-name="rim_finance" style:family="paragraph" style:parent-style-name="rim_5f_legend_5f_item"/>
    <style:style style:name="rim_5f_service" style:display-name="rim_service" style:family="paragraph" style:parent-style-name="rim_5f_legend_5f_item"/>
    <style:style style:name="rim_5f_message" style:display-name="rim_message" style:family="paragraph" style:parent-style-name="rim_5f_legend_5f_item"/>
    <style:style style:name="rim_5f_scheduling" style:display-name="rim_scheduling" style:family="paragraph" style:parent-style-name="rim_5f_legend_5f_item"/>
    <style:style style:name="rim_5f_heading" style:display-name="rim_heading" style:family="paragraph" style:parent-style-name="heading_5f_1" style:default-outline-level="" style:list-style-name="">
      <style:paragraph-properties fo:margin-left="0cm" fo:margin-right="0cm" fo:text-indent="0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rim_5f_focus" style:display-name="rim_focus" style:family="paragraph" style:parent-style-name="standard_5f_highlighted">
      <style:text-properties fo:font-weight="normal" style:font-weight-asian="normal" style:font-weight-complex="normal"/>
    </style:style>
    <style:style style:name="standard_5f_source_5f_code" style:display-name="standard_source_code" style:family="paragraph" style:parent-style-name="standard">
      <style:paragraph-properties fo:margin-left="1cm" fo:margin-right="0cm" fo:text-indent="-1cm" style:auto-text-indent="false">
        <style:tab-stops/>
      </style:paragraph-properties>
      <style:text-properties style:font-name="DejaVu Sans Mono" fo:font-family="'DejaVu Sans Mono'" style:font-family-generic="modern" style:font-pitch="fixed" fo:font-size="14pt" style:font-name-asian="DejaVu Sans Mono" style:font-family-asian="'DejaVu Sans Mono'" style:font-family-generic-asian="modern" style:font-pitch-asian="fixed" style:font-size-asian="14pt" style:font-name-complex="DejaVu Sans Mono" style:font-family-complex="'DejaVu Sans Mono'" style:font-family-generic-complex="modern" style:font-pitch-complex="fixed" style:font-size-complex="14pt"/>
    </style:style>
    <style:style style:name="person_5f_class" style:display-name="person_class" style:family="paragraph" style:parent-style-name="standard_5f_box">
      <style:text-properties style:font-name="Helvetica" fo:font-family="Helvetica" style:font-family-generic="swiss" style:font-pitch="variable" fo:font-size="28pt" fo:text-shadow="none" style:text-underline-style="none" style:font-name-asian="Helvetica" style:font-family-asian="Helvetica" style:font-family-generic-asian="swiss" style:font-pitch-asian="variable" style:font-size-asian="28pt" style:font-name-complex="Helvetica" style:font-family-complex="Helvetica" style:font-family-generic-complex="swiss" style:font-pitch-complex="variable" style:font-size-complex="28pt"/>
    </style:style>
    <style:style style:name="person_5f_method" style:display-name="person_method" style:family="paragraph" style:parent-style-name="person_5f_class">
      <style:paragraph-properties fo:text-align="start" style:justify-single-word="false"/>
      <style:text-properties fo:font-size="18pt" style:font-size-asian="18pt" style:font-size-complex="18pt"/>
    </style:style>
    <style:style style:name="contents_5f_text" style:display-name="contents_text" style:family="paragraph" style:parent-style-name="standard">
      <style:paragraph-properties fo:margin-left="0cm" fo:margin-right="0cm" style:line-height-at-least="0.353cm" fo:text-indent="0cm" style:auto-text-indent="false"/>
      <style:text-properties fo:font-size="20pt" style:font-size-asian="20pt" style:font-size-complex="20pt"/>
    </style:style>
    <style:style style:name="presentation_5f_list" style:display-name="presentation_list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font-size="14pt" style:font-size-asian="14pt" style:font-size-complex="14pt"/>
    </style:style>
    <style:style style:name="presentation_5f_heading" style:display-name="presentation_heading" style:family="paragraph" style:parent-style-name="standard">
      <style:paragraph-properties fo:margin-left="0cm" fo:margin-right="0cm" fo:text-indent="0cm" style:auto-text-indent="false"/>
      <style:text-properties fo:color="#0000ff" fo:font-size="18pt" style:font-size-asian="18pt" style:font-size-complex="18pt"/>
    </style:style>
    <style:style style:name="thankyou" style:family="paragraph" style:parent-style-name="standard">
      <style:paragraph-properties fo:margin-left="0cm" fo:margin-right="0cm" fo:text-indent="0cm" style:auto-text-indent="false"/>
      <style:text-properties fo:color="#0000ff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_34__5f_view_5f_box" style:display-name="4_view_box" style:family="paragraph" style:parent-style-name="standard_5f_box"/>
    <style:style style:name="_34__5f_view_5f_arrow" style:display-name="4_view_arrow" style:family="paragraph" style:parent-style-name="standard_5f_arrow"/>
    <style:style style:name="_34__2b_1_5f_view_5f_box" style:display-name="4+1_view_box" style:family="paragraph" style:parent-style-name="standard_5f_box"/>
    <style:style style:name="physical_5f_label" style:display-name="physical_lab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DejaVu Sans1" fo:font-family="'DejaVu Sans'" style:font-family-generic="swiss" style:font-pitch="variable" fo:font-size="20pt" fo:font-weight="normal" style:font-name-asian="DejaVu Sans1" style:font-family-asian="'DejaVu Sans'" style:font-family-generic-asian="swiss" style:font-pitch-asian="variable" style:font-size-asian="20pt" style:font-weight-asian="normal" style:font-name-complex="DejaVu Sans1" style:font-family-complex="'DejaVu Sans'" style:font-family-generic-complex="swiss" style:font-pitch-complex="variable" style:font-size-complex="20pt" style:font-weight-complex="normal"/>
    </style:style>
    <style:style style:name="physical_5f_system" style:display-name="physical_system" style:family="paragraph" style:parent-style-name="standard_5f_box"/>
    <style:style style:name="physical_5f_arrow" style:display-name="physical_arrow" style:family="paragraph" style:parent-style-name="standard_5f_arrow">
      <style:text-properties style:font-name="Helvetica" fo:font-family="Helvetica" style:font-family-generic="swiss" style:font-pitch="variable" fo:font-weight="normal" style:font-name-asian="Helvetica" style:font-family-asian="Helvetica" style:font-family-generic-asian="swiss" style:font-pitch-asian="variable" style:font-weight-asian="normal" style:font-name-complex="Helvetica" style:font-family-complex="Helvetica" style:font-family-generic-complex="swiss" style:font-pitch-complex="variable" style:font-weight-complex="normal"/>
    </style:style>
    <style:style style:name="logical_5f_system" style:display-name="logical_system" style:family="paragraph" style:parent-style-name="standard_5f_box"/>
    <style:style style:name="logical_5f_domain" style:display-name="logical_domain" style:family="paragraph" style:parent-style-name="logical_5f_horizontal"/>
    <style:style style:name="logical_5f_horizontal" style:display-name="logical_horizontal" style:family="paragraph" style:parent-style-name="standard_5f_box"/>
    <style:style style:name="logical_5f_line" style:display-name="logical_line" style:family="paragraph">
      <style:paragraph-properties fo:text-align="center" style:justify-single-word="false" style:text-autospace="none"/>
      <style:text-properties style:font-name="DejaVu Sans1" fo:font-family="'DejaVu Sans'" style:font-family-generic="swiss" style:font-pitch="variable" fo:font-size="24pt" fo:font-weight="normal" style:font-name-asian="DejaVu Sans1" style:font-family-asian="'DejaVu Sans'" style:font-family-generic-asian="swiss" style:font-pitch-asian="variable" style:font-size-asian="24pt" style:font-weight-asian="normal" style:font-name-complex="DejaVu Sans1" style:font-family-complex="'DejaVu Sans'" style:font-family-generic-complex="swiss" style:font-pitch-complex="variable" style:font-size-complex="24pt" style:font-weight-complex="normal"/>
    </style:style>
    <style:style style:name="logical_5f_vertical" style:display-name="logical_vertical" style:family="paragraph" style:parent-style-name="standard_5f_box"/>
    <style:style style:name="modelcode_5f_code" style:display-name="modelcode_code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odelcode_5f_model" style:display-name="modelcode_model" style:family="paragraph" style:parent-style-name="standard">
      <style:paragraph-properties fo:text-align="center" style:justify-single-word="false"/>
    </style:style>
    <style:style style:name="modelcode_5f_arrow" style:display-name="modelcode_arrow" style:family="paragraph" style:parent-style-name="standard_5f_arrow"/>
    <style:style style:name="modelcode_5f_label" style:display-name="modelcode_label" style:family="paragraph" style:parent-style-name="standard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standard_5f_arrow_5f_highlighted" style:display-name="standard_arrow_highlighted" style:family="paragraph" style:parent-style-name="standard_5f_arrow">
      <style:text-properties fo:color="#ff3333"/>
    </style:style>
    <style:style style:name="standard_5f_line_5f_highlighted" style:display-name="standard_line_highlighted" style:family="paragraph" style:parent-style-name="standard_5f_line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4pt" style:font-style-asian="normal" style:font-weight-asian="normal" style:font-name-complex="DejaVu Sans1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heading_5f_2" style:display-name="heading_2" style:family="paragraph" style:parent-style-name="standard" style:next-style-name="text" style:default-outline-level="2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font-weight="bold" fo:background-color="transparent"/>
    </style:style>
    <style:style style:name="list" style:family="paragraph" style:parent-style-name="standard" style:master-page-name="">
      <style:paragraph-properties fo:margin-left="0cm" fo:margin-right="0cm" fo:line-height="150%" fo:text-indent="0cm" style:auto-text-indent="false" style:page-number="auto">
        <style:tab-stops/>
      </style:paragraph-properties>
    </style:style>
    <style:style style:name="signature" style:family="paragraph" style:parent-style-name="standard" style:master-page-name="">
      <style:paragraph-properties fo:margin-top="2cm" fo:margin-bottom="0cm" loext:contextual-spacing="false" style:page-number="auto" fo:padding="0cm" fo:border="none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style:font-name="Liberation Serif" fo:font-family="'Liberation Serif'" style:font-family-generic="roman" style:font-pitch="variable" fo:font-size="10pt" fo:font-weight="bold" style:font-name-asian="Bitstream Vera Sans3" style:font-family-asian="'Bitstream Vera Sans'" style:font-family-generic-asian="system" style:font-pitch-asian="variable" style:font-size-asian="10pt" style:font-weight-asian="bold" style:font-name-complex="Bitstream Vera Sans3" style:font-family-complex="'Bitstream Ver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ListLabel_20_1" style:display-name="ListLabel 1" style:family="text">
      <style:text-properties fo:font-size="10.5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style:font-name="Arial" fo:font-family="Arial" style:font-family-generic="roman" style:font-pitch="variable" fo:font-size="10.5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" style:display-name="ListLabel 3" style:family="text">
      <style:text-properties style:font-name="Arial" fo:font-family="Arial" style:font-family-generic="roman" style:font-pitch="variable" fo:font-size="10.5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499cm"/>
      </text:outline-level-style>
      <text:outline-level-style text:level="2" style:num-format="1" text:display-levels="2">
        <style:list-level-properties text:min-label-distance="0.499cm"/>
      </text:outline-level-style>
      <text:outline-level-style text:level="3" style:num-format="1">
        <style:list-level-properties text:min-label-distance="0.499cm"/>
      </text:outline-level-style>
      <text:outline-level-style text:level="4" style:num-format="">
        <style:list-level-properties text:min-label-distance="0.49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)" style:num-format="1">
        <style:list-level-properties text:min-label-width="0.499cm"/>
      </text:list-level-style-number>
      <text:list-level-style-number text:level="2" style:num-format="1" text:start-value="0">
        <style:list-level-properties/>
      </text:list-level-style-number>
      <text:list-level-style-number text:level="3" style:num-format="1" text:start-value="0">
        <style:list-level-properties/>
      </text:list-level-style-number>
      <text:list-level-style-number text:level="4" style:num-format="1" text:start-value="0">
        <style:list-level-properties/>
      </text:list-level-style-number>
      <text:list-level-style-number text:level="5" style:num-format="1" text:start-value="0">
        <style:list-level-properties/>
      </text:list-level-style-number>
      <text:list-level-style-number text:level="6" style:num-format="1" text:start-value="0">
        <style:list-level-properties/>
      </text:list-level-style-number>
      <text:list-level-style-number text:level="7" style:num-format="1" text:start-value="0">
        <style:list-level-properties/>
      </text:list-level-style-number>
      <text:list-level-style-number text:level="8" style:num-format="1" text:start-value="0">
        <style:list-level-properties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">
      <text:list-level-style-bullet text:level="1" text:bullet-char="➢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1"/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style:font-name="Arial1"/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style:font-name="Arial1"/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3" style:family="table">
      <style:table-properties style:width="16.988cm" table:align="righ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12.991cm"/>
    </style:style>
    <style:style style:name="Table3.C" style:family="table-column">
      <style:table-column-properties style:column-width="1.986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Bitstream Vera Sans2" style:font-name-asian="Bitstream Vera Sans2" style:font-name-complex="Bitstream Vera Sans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2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width="5.001cm" svg:height="1cm" draw:z-index="1"><draw:image xlink:href="Pictures/10000201000006C1000001934575145CF25FAFAE.png" xlink:type="simple" xlink:show="embed" xlink:actuate="onLoad"/></draw:frame></text:p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footer"><draw:frame draw:style-name="Mfr2" draw:name="graphics1" text:anchor-type="paragraph" svg:width="0.801cm" svg:height="1cm" draw:z-index="3"><draw:image xlink:href="Pictures/100002010000012C000001731885EFDB88048739.png" xlink:type="simple" xlink:show="embed" xlink:actuate="onLoad"/></draw:frame></text:p>
            </table:table-cell>
            <table:table-cell table:style-name="Table3.B1" office:value-type="string">
              <text:p text:style-name="footer">Berufsakademie Sachsen <text:span text:style-name="MT1">• </text:span>Staatliche Studienakademie Leipzig <text:span text:style-name="MT1">• University of Cooperative Education</text:span></text:p>
              <text:p text:style-name="footer">Schönauer Str. 113a <text:span text:style-name="MT1">• </text:span>04207 Leipzig <text:span text:style-name="MT1">• Germany</text:span></text:p>
              <text:p text:style-name="footer">Telefon: +49-341-42743-0 <text:span text:style-name="MT1">• </text:span>Telefax: +49-341-42743-331</text:p>
              <text:p text:style-name="footer">E-Mail: info@ba-leipzig.de <text:span text:style-name="MT1">• </text:span>Web: http://www.ba-leipzig.de</text:p>
            </table:table-cell>
            <table:table-cell table:style-name="Table3.A1" office:value-type="string">
              <text:p text:style-name="MP1"><text:page-number text:select-page="current">2</text:page-number>/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7-12-16T10:06:43</meta:creation-date>
    <dc:date>2016-10-12T17:59:15.168007850</dc:date>
    <meta:print-date>2007-12-16T16:27:33</meta:print-date>
    <dc:language>en-US</dc:language>
    <meta:editing-cycles>317</meta:editing-cycles>
    <meta:editing-duration>P1DT22H19M29S</meta:editing-duration>
    <meta:document-statistic meta:table-count="3" meta:image-count="2" meta:object-count="0" meta:page-count="2" meta:paragraph-count="60" meta:word-count="298" meta:character-count="2233" meta:non-whitespace-character-count="2004"/>
    <meta:user-defined meta:name="Info 1"/>
    <meta:user-defined meta:name="Info 2"/>
    <meta:user-defined meta:name="Info 3"/>
    <meta:user-defined meta:name="Info 4"/>
  </office:meta>
</office:document-meta>
</file>